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italic" fo:font-weight="bold" style:font-size-asian="12pt" style:font-style-asian="italic" style:font-weight-asian="bold" style:font-size-complex="12pt"/>
    </style:style>
    <style:style style:name="P2" style:family="paragraph" style:parent-style-name="Text_20_body">
      <style:paragraph-properties fo:text-align="center" style:justify-single-word="false"/>
      <style:text-properties fo:text-transform="uppercase" fo:color="#000000" fo:font-size="12pt" fo:font-style="normal" style:font-size-asian="12pt" style:language-asian="ru" style:country-asian="RU" style:font-style-asian="normal" style:font-size-complex="12pt" style:font-weight-complex="bold"/>
    </style:style>
    <style:style style:name="P3" style:family="paragraph" style:parent-style-name="Text_20_body">
      <style:text-properties fo:font-size="12pt" fo:font-style="normal" fo:font-weight="bold" style:font-size-asian="12pt" style:font-style-asian="normal" style:font-weight-asian="bold" style:font-size-complex="12pt"/>
    </style:style>
    <style:style style:name="P4" style:family="paragraph" style:parent-style-name="Text_20_body">
      <style:paragraph-properties fo:text-align="center" style:justify-single-word="false"/>
      <style:text-properties fo:font-size="12pt" fo:font-style="normal" fo:font-weight="bold" style:font-size-asian="12pt" style:font-style-asian="normal" style:font-weight-asian="bold" style:font-size-complex="12pt"/>
    </style:style>
    <style:style style:name="P5" style:family="paragraph" style:parent-style-name="Text_20_body">
      <style:paragraph-properties fo:text-align="justify" style:justify-single-word="false"/>
      <style:text-properties fo:font-size="12pt" fo:font-style="normal" fo:font-weight="bold" style:font-size-asian="12pt" style:font-style-asian="normal" style:font-weight-asian="bold" style:font-size-complex="12pt"/>
    </style:style>
    <style:style style:name="P6" style:family="paragraph" style:parent-style-name="Text_20_body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fo:font-size="14pt" fo:font-style="normal" style:font-size-asian="14pt" style:font-style-asian="normal" style:font-size-complex="14pt"/>
    </style:style>
    <style:style style:name="P9" style:family="paragraph" style:parent-style-name="Text_20_body">
      <style:paragraph-properties fo:text-align="center" style:justify-single-word="false"/>
      <style:text-properties fo:font-size="16pt" fo:font-style="normal" fo:font-weight="bold" style:font-size-asian="16pt" style:font-style-asian="normal" style:font-weight-asian="bold" style:font-size-complex="16pt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text-properties officeooo:paragraph-rsid="00034e2b"/>
    </style:style>
    <style:style style:name="P12" style:family="paragraph" style:parent-style-name="Text_20_body">
      <style:paragraph-properties fo:margin-left="1.249cm" fo:margin-right="0cm" fo:text-indent="0cm" style:auto-text-indent="false"/>
    </style:style>
    <style:style style:name="P13" style:family="paragraph" style:parent-style-name="Text_20_body">
      <style:paragraph-properties fo:margin-left="1.249cm" fo:margin-right="0cm" fo:text-align="center" style:justify-single-word="false" fo:text-indent="0cm" style:auto-text-indent="false"/>
      <style:text-properties fo:font-size="8pt" fo:font-style="normal" fo:font-weight="bold" style:font-size-asian="8pt" style:font-style-asian="normal" style:font-weight-asian="bold" style:font-size-complex="8pt"/>
    </style:style>
    <style:style style:name="P14" style:family="paragraph" style:parent-style-name="Text_20_body">
      <style:paragraph-properties fo:margin-left="1.249cm" fo:margin-right="0cm" fo:text-indent="0cm" style:auto-text-indent="false"/>
      <style:text-properties fo:font-size="8pt" fo:font-style="normal" style:font-size-asian="8pt" style:font-style-asian="normal" style:font-size-complex="8pt"/>
    </style:style>
    <style:style style:name="P15" style:family="paragraph" style:parent-style-name="Text_20_body">
      <style:paragraph-properties fo:margin-left="7.303cm" fo:margin-right="0cm" fo:text-align="justify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6" style:family="paragraph" style:parent-style-name="Text_20_body">
      <style:paragraph-properties fo:margin-left="7.303cm" fo:margin-right="0cm" fo:text-align="justify" style:justify-single-word="false" fo:text-indent="0cm" style:auto-text-indent="false"/>
      <style:text-properties fo:font-size="12pt" fo:font-style="normal" fo:font-weight="bold" style:font-size-asian="12pt" style:font-style-asian="normal" style:font-weight-asian="bold" style:font-size-complex="12pt"/>
    </style:style>
    <style:style style:name="P17" style:family="paragraph" style:parent-style-name="Text_20_body">
      <style:paragraph-properties fo:margin-left="7.303cm" fo:margin-right="0cm" fo:text-align="justify" style:justify-single-word="false" fo:text-indent="0cm" style:auto-text-indent="false"/>
    </style:style>
    <style:style style:name="P18" style:family="paragraph" style:parent-style-name="Text_20_body">
      <style:paragraph-properties fo:margin-left="1.249cm" fo:margin-right="0cm" fo:text-align="center" style:justify-single-word="false" fo:text-indent="0cm" style:auto-text-indent="false"/>
      <style:text-properties fo:font-size="12pt" fo:font-style="normal" fo:font-weight="bold" style:font-size-asian="12pt" style:font-style-asian="normal" style:font-weight-asian="bold" style:font-size-complex="12pt"/>
    </style:style>
    <style:style style:name="P19" style:family="paragraph" style:parent-style-name="Text_20_body">
      <style:paragraph-properties fo:text-align="center" style:justify-single-word="false"/>
      <style:text-properties fo:font-size="12pt" fo:font-style="normal" fo:font-weight="bold" style:font-size-asian="12pt" style:font-style-asian="normal" style:font-weight-asian="bold" style:font-size-complex="12pt"/>
    </style:style>
    <style:style style:name="P20" style:family="paragraph" style:parent-style-name="Text_20_body">
      <style:paragraph-properties fo:margin-left="7.303cm" fo:margin-right="0cm" fo:text-align="justify" style:justify-single-word="false" fo:text-indent="0cm" style:auto-text-indent="false"/>
      <style:text-properties fo:font-size="12pt" fo:font-style="normal" fo:font-weight="bold" style:font-size-asian="12pt" style:font-style-asian="normal" style:font-weight-asian="bold" style:font-size-complex="12pt"/>
    </style:style>
    <style:style style:name="P21" style:family="paragraph" style:parent-style-name="Название_20_объекта" style:master-page-name="Standard">
      <style:paragraph-properties style:page-number="auto"/>
      <style:text-properties fo:text-transform="uppercase" fo:color="#000000" style:language-asian="ru" style:country-asian="RU" style:font-size-complex="12pt" style:font-weight-complex="bold"/>
    </style:style>
    <style:style style:name="P22" style:family="paragraph" style:parent-style-name="Название_20_объекта">
      <style:text-properties fo:text-transform="uppercase" fo:color="#000000" style:language-asian="ru" style:country-asian="RU" style:font-size-complex="12pt" style:font-weight-complex="bold"/>
    </style:style>
    <style:style style:name="T1" style:family="text">
      <style:text-properties fo:font-size="12pt" fo:font-style="normal" style:font-size-asian="12pt" style:font-style-asian="normal" style:font-size-complex="12pt"/>
    </style:style>
    <style:style style:name="T2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T3" style:family="tex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weight-complex="normal"/>
    </style:style>
    <style:style style:name="T4" style:family="text">
      <style:text-properties fo:font-size="12pt" fo:font-style="normal" style:text-underline-style="solid" style:text-underline-width="auto" style:text-underline-color="font-color" fo:font-weight="normal" officeooo:rsid="00034e2b" style:font-size-asian="12pt" style:font-style-asian="normal" style:font-weight-asian="normal" style:font-size-complex="12pt" style:font-weight-complex="normal"/>
    </style:style>
    <style:style style:name="T5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/>
    </style:style>
    <style:style style:name="T6" style:family="text">
      <style:text-properties fo:font-size="12pt" fo:language="en" fo:country="US" fo:font-style="normal" fo:font-weight="bold" style:font-size-asian="12pt" style:font-style-asian="normal" style:font-weight-asian="bold" style:font-size-complex="12pt"/>
    </style:style>
    <style:style style:name="T7" style:family="text">
      <style:text-properties fo:font-size="8pt" fo:font-style="normal" style:font-size-asian="8pt" style:font-style-asian="normal" style:font-size-complex="8pt"/>
    </style:style>
    <style:style style:name="T8" style:family="text">
      <style:text-properties fo:font-size="8pt" fo:language="en" fo:country="US" fo:font-style="normal" style:font-size-asian="8pt" style:font-style-asian="normal" style:font-size-complex="8pt"/>
    </style:style>
    <style:style style:name="T9" style:family="text">
      <style:text-properties fo:font-style="italic" style:font-style-asian="italic" text:display="true"/>
    </style:style>
    <style:style style:name="T10" style:family="text">
      <style:text-properties fo:font-style="italic" style:text-underline-style="none" officeooo:rsid="00034e2b" style:font-style-asian="italic" text:display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федеральное государственное автономное образовательное учреждение высшего образования</text:p>
      <text:p text:style-name="P22">Санкт-Петербургский национальный исследовательский УНИВЕРСИТЕТ информационных технологий, механики и оптики</text:p>
      <text:p text:style-name="P2"/>
      <text:p text:style-name="P18">Факультет программной инженерии и компьютерной техники</text:p>
      <text:p text:style-name="P13"/>
      <text:p text:style-name="P18">Кафедра Вычислительной техники</text:p>
      <text:p text:style-name="P14"><text:tab/><text:tab/><text:tab/><text:tab/><text:tab/><text:tab/></text:p>
      <text:p text:style-name="P12"><text:span text:style-name="T1">Направление подготовки</text:span><text:span text:style-name="T7"> </text:span><text:span text:style-name="T1">(специальность)</text:span><text:span text:style-name="Знак_20_примечания"><text:span text:style-name="T9"> </text:span></text:span><text:span text:style-name="Знак_20_примечания"><text:span text:style-name="T10">09.03.01 Вычислительные машины, комплексы, системы и сети</text:span></text:span></text:p>
      <text:p text:style-name="P8"/>
      <text:p text:style-name="P8"/>
      <text:p text:style-name="P8"/>
      <text:p text:style-name="P9">О Т Ч Е Т </text:p>
      <text:p text:style-name="P4"/>
      <text:p text:style-name="P4">по практике</text:p>
      <text:p text:style-name="P3"/>
      <text:p text:style-name="P11"><text:span text:style-name="T2">Тема задания: </text:span><text:span text:style-name="T4">Оптимизация NGS метрик с использованием многопоточного параллелизма </text:span></text:p>
      <text:p text:style-name="P11"><text:span text:style-name="T2"><text:s text:c="27"/></text:span><text:span text:style-name="T3"><text:s text:c="131"/></text:span><text:span text:style-name="T2"><text:s/></text:span></text:p>
      <text:p text:style-name="P4"/>
      <text:p text:style-name="P10"><text:span text:style-name="T2">Студент </text:span><text:span text:style-name="T3">Стоколяс И.А.</text:span><text:span text:style-name="T2"> <text:s text:c="3"/>Группа </text:span><text:span text:style-name="T3">P3300 <text:s text:c="4"/></text:span><text:span text:style-name="T5"><text:s text:c="4"/></text:span></text:p>
      <text:p text:style-name="P5"/>
      <text:p text:style-name="P5"/>
      <text:p text:style-name="P10"><text:span text:style-name="T2">Руководитель практики: </text:span><text:span text:style-name="T3">Льянов Заал Джузепович <text:s text:c="2"/></text:span><text:span text:style-name="T4"><text:s/></text:span><text:span text:style-name="T5"><text:s text:c="8"/></text:span></text:p>
      <text:p text:style-name="P5"/>
      <text:p text:style-name="P10"><text:span text:style-name="T2">Оценка, рекомендуемая руководителем __________</text:span><text:span text:style-name="T6"> <text:s text:c="3"/></text:span><text:span text:style-name="T2">_____________</text:span></text:p>
      <text:p text:style-name="P7"><text:span text:style-name="T7"><text:tab/><text:tab/><text:tab/></text:span><text:span text:style-name="T8"><text:tab/></text:span><text:span text:style-name="T7"><text:tab/>подпись</text:span></text:p>
      <text:p text:style-name="P6"/>
      <text:p text:style-name="P16"/>
      <text:p text:style-name="P17"><text:span text:style-name="T2">Практика пройдена с оценкой ______________</text:span></text:p>
      <text:p text:style-name="P16"/>
      <text:p text:style-name="P16">Подписи членов комиссии</text:p>
      <text:p text:style-name="P16"><text:s text:c="27"/>_______________(_______________)</text:p>
      <text:p text:style-name="P15"><text:s text:c="43"/>(подпись)</text:p>
      <text:p text:style-name="P16"><text:s text:c="27"/>_______________(_______________)</text:p>
      <text:p text:style-name="P15"><text:s text:c="43"/>(подпись)</text:p>
      <text:p text:style-name="P16"><text:s text:c="27"/>_______________(_______________)</text:p>
      <text:p text:style-name="P15"><text:s text:c="43"/>(подпись)</text:p>
      <text:p text:style-name="P15"/>
      <text:p text:style-name="P16">Дата <text:s text:c="2"/>____________________</text:p>
      <text:p text:style-name="P5"/>
      <text:p text:style-name="P5"/>
      <text:p text:style-name="P4"/>
      <text:p text:style-name="P4"/>
      <text:p text:style-name="P4"/>
      <text:p text:style-name="P4"/>
      <text:p text:style-name="P4">Санкт-Петербург</text:p>
      <text:p text:style-name="P4">2017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style:text-autospace="ideograph-alpha" style:punctuation-wrap="hanging" style:vertical-align="auto"/>
      <style:text-properties fo:font-size="20pt" fo:font-weight="bold" style:font-size-asian="20pt" style:font-weight-asian="bold"/>
    </style:style>
    <style:style style:name="Text_20_body" style:display-name="Text body" style:family="paragraph" style:parent-style-name="Standard" style:class="text">
      <style:text-properties fo:font-size="11pt" fo:font-style="italic" style:font-size-asian="11pt" style:font-style-asian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 style:text-autospace="ideograph-alpha" style:punctuation-wrap="hanging" style:vertical-align="auto">
        <style:tab-stops>
          <style:tab-stop style:position="1.27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ize="12pt" fo:font-style="italic" style:font-size-asian="12pt" style:font-style-asian="italic" style:font-size-complex="12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Subtitle" style:family="paragraph" style:parent-style-name="Standard" style:next-style-name="Text_20_body" style:class="chapter">
      <style:paragraph-properties fo:margin-left="0cm" fo:margin-right="-1.004cm" fo:text-indent="0cm" style:auto-text-indent="false" style:text-autospace="ideograph-alpha" style:punctuation-wrap="hanging" style:vertical-align="auto"/>
      <style:text-properties fo:font-size="12pt" fo:font-weight="bold" style:font-size-asian="12pt" style:font-weight-asian="bold" style:font-size-complex="12pt"/>
    </style:style>
    <style:style style:name="Body_20_Text_20_2" style:display-name="Body Text 2" style:family="paragraph" style:parent-style-name="Standard">
      <style:paragraph-properties fo:orphans="0" fo:widows="0"/>
      <style:text-properties fo:font-size="12pt" fo:font-weight="bold" style:font-size-asian="12pt" style:language-asian="ja" style:country-asian="JP" style:font-weight-asian="bold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cm" loext:contextual-spacing="false" fo:line-height="150%">
        <style:tab-stops>
          <style:tab-stop style:position="17.073cm" style:type="right" style:leader-style="dotted" style:leader-text="."/>
        </style:tab-stops>
      </style:paragraph-properties>
    </style:style>
    <style:style style:name="Footnote" style:family="paragraph" style:parent-style-name="Standard" style:class="extra"/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caaieiaie_20_1" style:display-name="caaieiaie 1" style:family="paragraph" style:parent-style-name="Standard" style:next-style-name="Standard">
      <style:paragraph-properties fo:orphans="0" fo:widows="0" fo:keep-with-next="always"/>
      <style:text-properties fo:font-size="12pt" fo:font-weight="bold" style:font-size-asian="12pt" style:language-asian="ja" style:country-asian="JP" style:font-weight-asian="bold"/>
    </style:style>
    <style:style style:name="caaieiaie_20_2" style:display-name="caaieiaie 2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language-asian="ja" style:country-asian="JP" style:font-weight-asian="bold"/>
    </style:style>
    <style:style style:name="Название_20_объекта" style:display-name="Название объекта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language-asian="ja" style:country-asian="JP" style:font-weight-asian="bold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Текст_20_примечания" style:display-name="Текст примечания" style:family="paragraph" style:parent-style-name="Standard"/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>
      <style:paragraph-properties fo:margin-top="0.132cm" fo:margin-bottom="0.397cm" loext:contextual-spacing="false" style:text-autospace="ideograph-alpha" style:punctuation-wrap="hanging" style:vertical-align="auto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Рецензия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0" style:family="text"/>
    <style:style style:name="WW8Num35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6z1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0pt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Emphasis" style:family="text">
      <style:text-properties fo:font-style="normal" fo:font-weight="bold" style:font-style-asian="normal" style:font-weight-asian="bold" style:font-style-complex="normal" style:font-weight-complex="bold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Текст_20_примечания_20_Знак" style:display-name="Текст примечания Знак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3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6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7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8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8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8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8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8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8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8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8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919cm" fo:text-indent="-0.049cm" fo:margin-left="1.334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325cm" fo:text-indent="-0.635cm" fo:margin-left="1.32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595cm" fo:text-indent="-0.635cm" fo:margin-left="2.595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865cm" fo:text-indent="-0.635cm" fo:margin-left="3.86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5.135cm" fo:text-indent="-0.635cm" fo:margin-left="5.1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6.405cm" fo:text-indent="-0.635cm" fo:margin-left="6.405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7.675cm" fo:text-indent="-0.635cm" fo:margin-left="7.67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8.945cm" fo:text-indent="-0.635cm" fo:margin-left="8.94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0.215cm" fo:text-indent="-0.635cm" fo:margin-left="10.2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87cm" fo:text-indent="-0.049cm" fo:margin-left="1.28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.275cm" fo:text-indent="-0.635cm" fo:margin-left="1.2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2.545cm" fo:text-indent="-0.635cm" fo:margin-left="2.545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3.815cm" fo:text-indent="-0.635cm" fo:margin-left="3.81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5.085cm" fo:text-indent="-0.635cm" fo:margin-left="5.0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5cm" fo:text-indent="-0.635cm" fo:margin-left="6.355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7.625cm" fo:text-indent="-0.635cm" fo:margin-left="7.62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8.895cm" fo:text-indent="-0.635cm" fo:margin-left="8.8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5cm" fo:text-indent="-0.635cm" fo:margin-left="10.1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942cm" fo:text-indent="-0.049cm" fo:margin-left="0.356cm"/>
        </style:list-level-properties>
        <style:text-properties style:font-name="Symbol"/>
      </text:list-level-style-bullet>
      <text:list-level-style-number text:level="2" text:style-name="WW8Num2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905cm" fo:text-indent="-0.049cm" fo:margin-left="1.319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311cm" fo:text-indent="-0.635cm" fo:margin-left="1.31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2.581cm" fo:text-indent="-0.635cm" fo:margin-left="2.5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3.851cm" fo:text-indent="-0.635cm" fo:margin-left="3.851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5.121cm" fo:text-indent="-0.635cm" fo:margin-left="5.12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6.391cm" fo:text-indent="-0.635cm" fo:margin-left="6.391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7.661cm" fo:text-indent="-0.635cm" fo:margin-left="7.661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8.931cm" fo:text-indent="-0.635cm" fo:margin-left="8.93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0.201cm" fo:text-indent="-0.635cm" fo:margin-left="10.2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0z1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WW8Num30z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30z3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WW8Num30z4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text:style-name="WW8Num30z5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WW8Num30z6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text:style-name="WW8Num30z7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WW8Num30z8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 text:start-value="9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bullet text:level="2" text:style-name="WW8Num35z1" style:num-suffix="." text:bullet-char="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  <style:text-properties style:font-name="Symbol"/>
      </text:list-level-style-bullet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4.868cm" fo:text-indent="-0.318cm" fo:margin-left="4.868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8.678cm" fo:text-indent="-0.318cm" fo:margin-left="8.678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218cm" fo:text-indent="-0.635cm" fo:margin-left="11.218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12.488cm" fo:text-indent="-0.318cm" fo:margin-left="12.4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number text:level="2" text:style-name="WW8Num36z1" style:num-suffix="." style:num-format="1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number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36z4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36z4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1.27cm" fo:margin-left="3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инистерство образования и науки Российской Федерации</dc:title>
    <meta:initial-creator>admin</meta:initial-creator>
    <meta:creation-date>2016-02-08T11:37:00</meta:creation-date>
    <dc:date>2017-03-05T23:31:42.221095878</dc:date>
    <meta:print-date>2010-04-06T15:00:00</meta:print-date>
    <meta:editing-cycles>6</meta:editing-cycles>
    <meta:editing-duration>PT4M4S</meta:editing-duration>
    <meta:generator>LibreOffice/5.1.6.2$Linux_X86_64 LibreOffice_project/10m0$Build-2</meta:generator>
    <meta:document-statistic meta:table-count="0" meta:image-count="0" meta:object-count="0" meta:page-count="1" meta:paragraph-count="25" meta:word-count="85" meta:character-count="1263" meta:non-whitespace-character-count="789"/>
  </office:meta>
</office:document-meta>
</file>